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5pt" officeooo:rsid="001b3bda" officeooo:paragraph-rsid="001f944e" style:font-size-asian="15pt" style:font-size-complex="15pt"/>
    </style:style>
    <style:style style:name="P2" style:family="paragraph" style:parent-style-name="List_20_Paragraph" style:list-style-name="WW8Num32">
      <style:paragraph-properties fo:margin-left="0.635cm" fo:margin-right="0cm" fo:margin-top="0cm" fo:margin-bottom="0cm" style:contextual-spacing="true" fo:line-height="100%" fo:hyphenation-ladder-count="no-limit" fo:text-indent="0cm" style:auto-text-indent="false"/>
      <style:text-properties fo:color="#000000" loext:opacity="100%" officeooo:rsid="00276da5" officeooo:paragraph-rsid="00276da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List_20_Paragraph">
      <style:paragraph-properties fo:margin-left="0.635cm" fo:margin-right="0cm" fo:margin-top="0cm" fo:margin-bottom="0cm" style:contextual-spacing="true" fo:line-height="100%" fo:hyphenation-ladder-count="no-limit" fo:text-indent="0cm" style:auto-text-indent="false"/>
      <style:text-properties fo:color="#000000" loext:opacity="100%" officeooo:rsid="00276da5" officeooo:paragraph-rsid="00276da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line-height="100%" fo:hyphenation-ladder-count="no-limit" fo:background-color="#ffffff"/>
      <style:text-properties fo:color="#000000" loext:opacity="100%" officeooo:paragraph-rsid="00276da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officeooo:rsid="001f944e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8Num32">
        <text:list-header>
          <text:p text:style-name="P2">21. <text:s/>class PrimeChecker implements Runnable {<text:line-break/> private int number;<text:line-break/><text:line-break/> public PrimeChecker(int number) {<text:line-break/> this.number = number;<text:line-break/> }<text:line-break/><text:line-break/> @Override<text:line-break/> public void run() {<text:line-break/> boolean isPrime = checkPrime(number);<text:line-break/> if (isPrime) {<text:line-break/> System.out.println(number + " is Prime");<text:line-break/> } else {<text:line-break/> System.out.println(number + " is not Prime");<text:line-break/> }<text:line-break/> }<text:line-break/><text:line-break/> private boolean checkPrime(int num) {8<text:line-break/> if (num &lt;= 1) {<text:line-break/> return false;<text:line-break/> }<text:line-break/> for (int i = 2; i &lt;= Math.sqrt(num); i++) {<text:line-break/> if (num % i == 0) {<text:line-break/> return false;<text:line-break/> }<text:line-break/> }<text:line-break/> return true;<text:line-break/> }<text:line-break/>}<text:line-break/><text:line-break/>public class Main {<text:line-break/> public static void main(String[] args) {<text:line-break/> int number = 5; // Sample input<text:line-break/><text:line-break/> // Creating an instance of PrimeChecker with the given number<text:line-break/> PrimeChecker primeChecker = new PrimeChecker(number);<text:line-break/><text:line-break/> // Creating a thread with the instance of PrimeChecker<text:line-break/> Thread thread = new Thread(primeChecker);<text:line-break/><text:line-break/> // Starting the thread<text:line-break/> thread.start();<text:line-break/> }<text:line-break/>}<text:line-break/></text:p>
        </text:list-header>
      </text:list>
      <text:p text:style-name="P3">22. <text:s/>public class ExceptionHandling {<text:line-break/> public static void main(String[] args) {<text:line-break/> try {<text:line-break/> // ArithmeticException<text:line-break/><text:soft-page-break/> <text:s text:c="11"/>int result = 10 / 0;<text:line-break/> <text:s text:c="7"/>} catch (ArithmeticException | ArrayIndexOutOfBoundsException | NullPointerException e) {<text:line-break/> <text:s text:c="11"/>System.out.println("Exception occurred: " + e);<text:line-break/> <text:s text:c="7"/>}<text:line-break/><text:line-break/> <text:s text:c="7"/>try {<text:line-break/> <text:s text:c="11"/>// ArrayIndexOutOfBoundsException<text:line-break/> <text:s text:c="11"/>int[] arr = new int[3];<text:line-break/> <text:s text:c="11"/>int value = arr[5];<text:line-break/> <text:s text:c="7"/>} catch (ArithmeticException | ArrayIndexOutOfBoundsException | NullPointerException e) {<text:line-break/> <text:s text:c="11"/>System.out.println("Exception occurred: " + e);<text:line-break/> <text:s text:c="7"/>}<text:line-break/><text:line-break/> <text:s text:c="7"/>try {<text:line-break/> <text:s text:c="11"/>// NullPointerException<text:line-break/> <text:s text:c="11"/>String str = null;<text:line-break/> <text:s text:c="11"/>int length = str.length();<text:line-break/> <text:s text:c="7"/>} catch (ArithmeticException | ArrayIndexOutOfBoundsException | NullPointerException e) {<text:line-break/> <text:s text:c="11"/>System.out.println("Exception occurred: " + e);<text:line-break/> <text:s text:c="7"/>}<text:line-break/> <text:s text:c="3"/>}<text:line-break/>}<text:line-break/></text:p>
      <text:p text:style-name="P3">23. import java.io.FileReader;<text:line-break/>import java.io.FileWriter;<text:line-break/>import java.io.IOException;<text:line-break/><text:line-break/>public class FileReadWriteExample {<text:line-break/> public static void main(String[] args) {<text:line-break/> String text = "Computer Science and Engineering";<text:line-break/> String fileName = "textfile.txt";<text:line-break/><text:line-break/> // Writing to file<text:line-break/> try (FileWriter writer = new FileWriter(fileName)) {<text:line-break/> writer.write(text);<text:line-break/> System.out.println("Text written to file successfully.");<text:line-break/> } catch (IOException e) {<text:line-break/> System.out.println("An error occurred while writing to file: " + e.getMessage());<text:line-break/> }<text:line-break/><text:line-break/> // Reading from file<text:line-break/> try (FileReader reader = new FileReader(fileName)) {<text:line-break/> int character;<text:line-break/> StringBuilder stringBuilder = new StringBuilder();<text:line-break/> while ((character = reader.read()) != -1) {<text:line-break/> stringBuilder.append((char) character);<text:line-break/><text:soft-page-break/> <text:s text:c="11"/>}<text:line-break/> <text:s text:c="11"/>String readText = stringBuilder.toString();<text:line-break/> <text:s text:c="11"/>System.out.println("Text read from file: " + readText);<text:line-break/> <text:s text:c="7"/>} catch (IOException e) {<text:line-break/> <text:s text:c="11"/>System.out.println("An error occurred while reading from file: " + e.getMessage());<text:line-break/> <text:s text:c="7"/>}<text:line-break/> <text:s text:c="3"/>}<text:line-break/>}<text:line-break/></text:p>
      <text:p text:style-name="P3">24. class Box {<text:line-break/> double length;<text:line-break/> double width;<text:line-break/> double height;<text:line-break/><text:line-break/> // Default constructor<text:line-break/> public Box() {<text:line-break/> length = 1.0;<text:line-break/> width = 1.0;<text:line-break/> height = 1.0;<text:line-break/> }<text:line-break/><text:line-break/> // Method to calculate volume<text:line-break/> public double calculateVolume() {<text:line-break/> return length * width * height;<text:line-break/> }<text:line-break/>}<text:line-break/><text:line-break/>public class Main {<text:line-break/> public static void main(String[] args) {<text:line-break/> // Create an instance of Box using default constructor<text:line-break/> Box box = new Box();<text:line-break/><text:line-break/> // Calculate and print the volume<text:line-break/> double volume = box.calculateVolume();<text:line-break/> System.out.println("Volume of the box: " + volume);<text:line-break/> }<text:line-break/>}<text:line-break/></text:p>
      <text:p text:style-name="P3"/>
      <text:p text:style-name="P3">25. <text:s/>import java.util.Scanner;<text:line-break/><text:line-break/>public class StringOperations {<text:line-break/> public static void main(String[] args) {<text:line-break/> Scanner scanner = new Scanner(System.in);<text:line-break/><text:line-break/> // Accept the string from the user<text:line-break/> System.out.println("Enter a string:");<text:line-break/> String inputString = scanner.nextLine();<text:line-break/><text:line-break/><text:soft-page-break/> <text:s text:c="7"/>// i) Replace any word in the given String<text:line-break/> <text:s text:c="7"/>String replacedString = inputString.replace("Saveetha", "XYZ");<text:line-break/> <text:s text:c="7"/>System.out.println("String after replacement: " + replacedString);<text:line-break/><text:line-break/> <text:s text:c="7"/>// ii) Find the length<text:line-break/> <text:s text:c="7"/>int length = inputString.length();<text:line-break/> <text:s text:c="7"/>System.out.println("Length of the string: " + length);<text:line-break/><text:line-break/> <text:s text:c="7"/>// iii) Uppercase Conversion<text:line-break/> <text:s text:c="7"/>String upperCaseString = inputString.toUpperCase();<text:line-break/> <text:s text:c="7"/>System.out.println("Uppercase string: " + upperCaseString);<text:line-break/> <text:s text:c="3"/>}<text:line-break/>}<text:line-break/></text:p>
      <text:p text:style-name="P3"/>
      <text:p text:style-name="P3">26. <text:s/>import java.util.Hashtable;<text:line-break/>import java.util.Map;<text:line-break/><text:line-break/>public class BankDetails {<text:line-break/> <text:s text:c="3"/>public static void main(String[] args) {<text:line-break/> <text:s text:c="7"/>// Create a Hashtable to store bank details<text:line-break/> <text:s text:c="7"/>Hashtable&lt;Integer, String&gt; bankDetails = new Hashtable&lt;&gt;();<text:line-break/><text:line-break/> <text:s text:c="7"/>// i) Add 3 records<text:line-break/> <text:s text:c="7"/>bankDetails.put(1001, "John Doe");<text:line-break/> <text:s text:c="7"/>bankDetails.put(1002, "Jane Smith");<text:line-break/> <text:s text:c="7"/>bankDetails.put(1003, "Alice Johnson");<text:line-break/><text:line-break/> <text:s text:c="7"/>// ii) Display the size of Hashtable<text:line-break/> <text:s text:c="7"/>System.out.println("Size of Hashtable: " + bankDetails.size());<text:line-break/><text:line-break/> <text:s text:c="7"/>// iii) Clear the Hashtable<text:line-break/> <text:s text:c="7"/>bankDetails.clear();<text:line-break/> <text:s text:c="7"/>System.out.println("Hashtable cleared. Size: " + bankDetails.size());<text:line-break/> <text:s text:c="3"/>}<text:line-break/>}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cm" fo:margin-bottom="0.494cm" style:contextual-spacing="false" fo:hyphenation-ladder-count="no-limit"/>
      <style:text-properties fo:color="#00000a" loext:opacity="10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style:font-name="Calibri" fo:font-family="Calibri" style:font-family-generic="swiss" style:font-pitch="variable" fo:language="en" fo:country="US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2z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2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09:38:53.686000000</meta:creation-date>
    <dc:date>2024-02-15T10:07:45.969000000</dc:date>
    <meta:editing-duration>PT24M52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4" meta:paragraph-count="6" meta:word-count="586" meta:character-count="4802" meta:non-whitespace-character-count="3682"/>
  </office:meta>
</office:document-meta>
</file>